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000080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objectwithoutfill">
      <style:graphic-properties svg:stroke-color="#000080" draw:fill="none" draw:fill-color="#ffffff" draw:textarea-horizontal-align="center" draw:textarea-vertical-align="middle"/>
    </style:style>
    <style:style style:name="gr6" style:family="graphic" style:parent-style-name="objectwithoutfill">
      <style:graphic-properties draw:fill="none" draw:fill-color="#ffffff" draw:textarea-horizontal-align="center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color="#0000ff" fo:font-size="16pt" fo:text-shadow="none" style:font-size-asian="16pt" style:font-size-complex="16pt"/>
    </style:style>
    <style:style style:name="P4" style:family="paragraph">
      <style:paragraph-properties fo:text-align="center"/>
      <style:text-properties fo:color="#0000ff" fo:font-size="10pt" style:font-size-asian="10pt" style:font-size-complex="10pt"/>
    </style:style>
    <style:style style:name="P5" style:family="paragraph">
      <style:paragraph-properties fo:text-align="center"/>
      <style:text-properties fo:color="#0000ff"/>
    </style:style>
    <style:style style:name="P6" style:family="paragraph">
      <style:paragraph-properties fo:text-align="center"/>
      <style:text-properties fo:color="#00ff00"/>
    </style:style>
    <style:style style:name="P7" style:family="paragraph">
      <style:paragraph-properties fo:text-align="center"/>
      <style:text-properties fo:color="#33cc66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P8" style:family="paragraph">
      <style:paragraph-properties fo:text-align="center"/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ff" fo:font-size="10pt" fo:text-shadow="none" style:font-size-asian="10pt" style:font-size-complex="10pt"/>
    </style:style>
    <style:style style:name="T3" style:family="text">
      <style:text-properties fo:color="#000000" fo:font-size="10pt" fo:text-shadow="none" style:font-size-asian="10pt" style:font-size-complex="10pt"/>
    </style:style>
    <style:style style:name="T4" style:family="text">
      <style:text-properties fo:color="#0000ff"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33cc66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7" style:family="text">
      <style:text-properties fo:color="#000000"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10pt"/>
    </style:style>
    <style:style style:name="T8" style:family="text">
      <style:text-properties fo:font-family="Arial" style:font-family-generic="roman" style:font-pitch="variable" fo:font-size="10pt" style:font-family-asian="Arial" style:font-family-generic-asian="roman" style:font-pitch-asian="variable" style:font-size-asian="10pt" style:font-family-complex="Arial" style:font-family-generic-complex="roman" style:font-pitch-complex="variable" style:font-size-complex="5.699999809265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6cm" svg:height="6.5cm" svg:x="2cm" svg:y="2cm">
          <text:p/>
        </draw:ellipse>
        <draw:ellipse draw:style-name="gr2" draw:text-style-name="P2" xml:id="id1" draw:id="id1" draw:layer="layout" svg:width="3.5cm" svg:height="1.5cm" svg:x="5.5cm" svg:y="4.5cm">
          <text:p text:style-name="P1"><text:span text:style-name="T1">Stable</text:span></text:p>
        </draw:ellipse>
        <draw:ellipse draw:style-name="gr2" draw:text-style-name="P2" xml:id="id2" draw:id="id2" draw:layer="layout" svg:width="3.5cm" svg:height="1.5cm" svg:x="12.5cm" svg:y="4.5cm">
          <text:p text:style-name="P1"><text:span text:style-name="T1">Instable</text:span></text:p>
        </draw:ellipse>
        <draw:connector draw:style-name="gr3" draw:text-style-name="P3" draw:layer="layout" draw:type="curve" svg:x1="7.25cm" svg:y1="4.5cm" svg:x2="14.25cm" svg:y2="4.5cm" draw:start-shape="id1" draw:start-glue-point="0" draw:end-shape="id2" draw:end-glue-point="0" svg:d="m7250 4500c0-751 7000-751 7000 0">
          <text:p text:style-name="P1"><text:span text:style-name="T2">MajorUpdate(ide)</text:span></text:p>
          <text:p text:style-name="P1"><text:span text:style-name="T3">[Teacher]</text:span></text:p>
        </draw:connector>
        <draw:connector draw:style-name="gr3" draw:text-style-name="P4" draw:layer="layout" draw:type="curve" svg:x1="14.25cm" svg:y1="6cm" svg:x2="7.25cm" svg:y2="6cm" draw:start-shape="id2" draw:start-glue-point="2" draw:end-shape="id1" draw:end-glue-point="2" svg:d="m14250 6000c0 751-7000 751-7000 0">
          <text:p text:style-name="P1"><text:span text:style-name="T4">UpdateEval(ide)</text:span></text:p>
        </draw:connector>
        <draw:connector draw:style-name="gr4" draw:text-style-name="P5" draw:layer="layout" svg:x1="12.5cm" svg:y1="5.25cm" svg:x2="9cm" svg:y2="5.25cm" draw:start-shape="id2" draw:start-glue-point="3" draw:end-shape="id1" draw:end-glue-point="1" svg:d="m12500 5250h-3500">
          <text:p text:style-name="P1"><text:span text:style-name="T4">CancelAllEval</text:span></text:p>
        </draw:connector>
        <draw:path draw:style-name="gr5" draw:text-style-name="P1" draw:layer="layout" svg:width="0.711cm" svg:height="0.747cm" draw:transform="rotate (2.16001948226777) translate (5.9475587382622cm 4.9416904889658cm)" svg:viewBox="0 0 712 748" svg:d="m0 725c249 68 568-17 681-250 164-341-380-463-512-206l107-200 18-69">
          <text:p/>
        </draw:path>
        <draw:line draw:style-name="gr6" draw:text-style-name="P1" draw:layer="layout" svg:x1="6.1cm" svg:y1="4.652cm" svg:x2="6.055cm" svg:y2="4.449cm">
          <text:p/>
        </draw:line>
        <draw:path draw:style-name="gr5" draw:text-style-name="P1" draw:layer="layout" svg:width="1.049cm" svg:height="0.833cm" draw:transform="rotate (2.78519642033203) translate (5.38585326914572cm 5.84498748742509cm)" svg:viewBox="0 0 1050 834" svg:d="m126 771c266 24 555 121 798 14 280-123 28-503-131-672-213-226-492-61-703 46l-90 274 195-120 85-32">
          <text:p/>
        </draw:path>
        <draw:polyline draw:style-name="gr6" draw:text-style-name="P1" draw:layer="layout" svg:width="0.27cm" svg:height="-0.001cm" draw:transform="rotate (-1.57079632679579) translate (5.537cm 5.439cm)" svg:viewBox="0 0 271 0" draw:points="0,0 226,0 271,0">
          <text:p/>
        </draw:polyline>
        <draw:path draw:style-name="gr5" draw:text-style-name="P1" draw:layer="layout" svg:width="0.693cm" svg:height="0.556cm" draw:transform="rotate (1.5707963267946) translate (14.872455930257cm 4.62900000000155cm)" svg:viewBox="0 0 694 557" svg:d="m112 5c195 63 685-150 563 225-66 203-431 480-675 225v22">
          <text:p/>
        </draw:path>
        <draw:polyline draw:style-name="gr6" draw:text-style-name="P1" draw:layer="layout" svg:width="0.27cm" svg:height="0.021cm" draw:transform="rotate (-1.06657070589472) translate (15.237cm 4.449cm)" svg:viewBox="0 0 271 22" draw:points="0,0 251,11 271,22">
          <text:p/>
        </draw:polyline>
        <draw:polyline draw:style-name="gr6" draw:text-style-name="P1" draw:layer="layout" svg:width="0.224cm" svg:height="0cm" svg:x="15.349cm" svg:y="4.652cm" svg:viewBox="0 0 225 0" draw:points="0,0 225,0 225,0">
          <text:p/>
        </draw:polyline>
        <draw:path draw:style-name="gr5" draw:text-style-name="P1" draw:layer="layout" svg:width="0.63cm" svg:height="0.64cm" svg:x="15.89cm" svg:y="5.122cm" svg:viewBox="0 0 631 641" svg:d="m112 2c182 18 539-88 518 270-16 268-295 445-518 338l-112-203">
          <text:p/>
        </draw:path>
        <draw:polyline draw:style-name="gr6" draw:text-style-name="P1" draw:layer="layout" svg:width="0.27cm" svg:height="-0.001cm" draw:transform="rotate (-1.57079632679579) translate (15.89cm 5.529cm)" svg:viewBox="0 0 271 0" draw:points="0,0 226,0 271,0">
          <text:p/>
        </draw:polyline>
        <draw:line draw:style-name="gr6" draw:text-style-name="P1" draw:layer="layout" svg:x1="15.912cm" svg:y1="5.507cm" svg:x2="16.07cm" svg:y2="5.507cm">
          <text:p/>
        </draw:line>
        <draw:path draw:style-name="gr5" draw:text-style-name="P1" draw:layer="layout" svg:width="0.887cm" svg:height="0.619cm" draw:transform="rotate (-2.41623381646168) translate (6.68395299684715cm 6.16656142666577cm)" svg:viewBox="0 0 888 620" svg:d="m190 598c237 48 608 39 688-232 80-270-313-475-544-302-109 81-674 531-32 272l-83-42">
          <text:p/>
        </draw:path>
        <draw:polyline draw:style-name="gr6" draw:text-style-name="P1" draw:layer="layout" svg:width="0.287cm" svg:height="0.014cm" draw:transform="rotate (-0.842994028714288) translate (6.437cm 5.89cm)" svg:viewBox="0 0 288 15" draw:points="0,0 288,15 288,15">
          <text:p/>
        </draw:polyline>
        <draw:rect draw:style-name="gr7" draw:text-style-name="P4" draw:layer="layout" svg:width="1cm" svg:height="0.5cm" svg:x="5.5cm" svg:y="3.5cm">
          <text:p text:style-name="P1"><text:span text:style-name="T4">UpdateEval(ide)</text:span></text:p>
        </draw:rect>
        <draw:rect draw:style-name="gr7" draw:text-style-name="P4" draw:layer="layout" svg:width="1cm" svg:height="0.5cm" svg:x="15cm" svg:y="3.5cm">
          <text:p text:style-name="P1"><text:span text:style-name="T4">UpdateEval(ide)</text:span></text:p>
        </draw:rect>
        <draw:rect draw:style-name="gr7" draw:text-style-name="P4" draw:layer="layout" svg:width="1.5cm" svg:height="0.5cm" svg:x="17cm" svg:y="5cm">
          <text:p text:style-name="P1"><text:span text:style-name="T4">SubmitAnswer(idg, ida, t)</text:span></text:p>
        </draw:rect>
        <draw:rect draw:style-name="gr7" draw:text-style-name="P4" draw:layer="layout" svg:width="1cm" svg:height="0.5cm" svg:x="3cm" svg:y="5cm">
          <text:p text:style-name="P1"><text:span text:style-name="T4">MinorUpdate(ide, value)</text:span></text:p>
        </draw:rect>
        <draw:rect draw:style-name="gr7" draw:text-style-name="P4" draw:layer="layout" svg:width="2cm" svg:height="0.5cm" svg:x="5cm" svg:y="6.5cm">
          <text:p text:style-name="P1"><text:span text:style-name="T4">SubmitAnswer(idg, ida, t)</text:span></text:p>
        </draw:rect>
        <draw:path draw:style-name="gr5" draw:text-style-name="P1" draw:layer="layout" svg:width="0.655cm" svg:height="0.741cm" draw:transform="rotate (1.5707963267946) translate (4.41200000000016cm 2.72104318422659cm)" svg:viewBox="0 0 656 742" svg:d="m72 742c202-12 459 50 563-270 122-374-331-386-428-247-396 568-89-95-157-225v0">
          <text:p/>
        </draw:path>
        <draw:polyline draw:style-name="gr5" draw:text-style-name="P1" draw:layer="layout" svg:width="0.224cm" svg:height="-0.001cm" draw:transform="rotate (1.5707963267946) translate (4.862cm 2.694cm)" svg:viewBox="0 0 225 0" draw:points="0,0 225,0 225,0">
          <text:p/>
        </draw:polyline>
        <draw:rect draw:style-name="gr7" draw:text-style-name="P4" draw:layer="layout" svg:width="1cm" svg:height="0.5cm" svg:x="3.5cm" svg:y="1.5cm">
          <text:p text:style-name="P1"><text:span text:style-name="T4">Subscribe(idg)</text:span></text:p>
          <text:p text:style-name="P1"><text:span text:style-name="T5">[OpenTo(idu)]</text:span></text:p>
        </draw:rect>
        <draw:line draw:style-name="gr8" draw:text-style-name="P1" draw:layer="layout" svg:x1="9.73cm" svg:y1="8.567cm" svg:x2="9.5cm" svg:y2="10.5cm">
          <text:p/>
        </draw:line>
        <draw:line draw:style-name="gr8" draw:text-style-name="P1" draw:layer="layout" svg:x1="8cm" svg:y1="8.5cm" svg:x2="6cm" svg:y2="10cm">
          <text:p/>
        </draw:line>
        <draw:line draw:style-name="gr8" draw:text-style-name="P6" draw:layer="layout" svg:x1="11.5cm" svg:y1="8.5cm" svg:x2="13cm" svg:y2="10cm">
          <text:p/>
        </draw:line>
        <draw:rect draw:style-name="gr7" draw:text-style-name="P7" draw:layer="layout" svg:width="2.5cm" svg:height="0.5cm" svg:x="12.3cm" svg:y="10.2cm">
          <text:p text:style-name="P1"><text:span text:style-name="T6">Questions(idg)</text:span></text:p>
          <text:p text:style-name="P1"><text:span text:style-name="T7">[idu ⊆ idg]</text:span></text:p>
        </draw:rect>
        <draw:rect draw:style-name="gr7" draw:text-style-name="P7" draw:layer="layout" svg:width="2.5cm" svg:height="0.5cm" svg:x="4.4cm" svg:y="10.1cm">
          <text:p text:style-name="P1"><text:span text:style-name="T6">Groups</text:span></text:p>
          <text:p text:style-name="P1"><text:span text:style-name="T7">[Teacher]</text:span></text:p>
        </draw:rect>
        <draw:rect draw:style-name="gr7" draw:text-style-name="P7" draw:layer="layout" svg:width="2cm" svg:height="0.5cm" svg:x="8.5cm" svg:y="10.7cm">
          <text:p text:style-name="P1"><text:span text:style-name="T6">Eval+Answer(idg*)</text:span></text:p>
          <text:p text:style-name="P1"><text:span text:style-name="T7">[Teacher]</text:span></text:p>
        </draw:rect>
        <draw:rect draw:style-name="gr2" draw:text-style-name="P8" draw:layer="layout" svg:width="4cm" svg:height="2.5cm" svg:x="15.5cm" svg:y="8cm">
          <text:p><text:span text:style-name="T8">ida : answer identifier</text:span></text:p>
          <text:p><text:span text:style-name="T8">ide : exercise identifier</text:span></text:p>
          <text:p><text:span text:style-name="T8">idg : group identifier</text:span></text:p>
          <text:p><text:span text:style-name="T8">idu : user identifier</text:span></text:p>
          <text:p><text:span text:style-name="T8">t : time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7-22T14:10:13</meta:creation-date>
    <dc:date>2014-07-22T17:22:37</dc:date>
    <dc:creator>Alexandre Ly</dc:creator>
    <meta:editing-duration>PT54M44S</meta:editing-duration>
    <meta:editing-cycles>6</meta:editing-cycles>
    <meta:generator>OpenOffice.org/3.3$Unix OpenOffice.org_project/330m20$Build-9567</meta:generator>
    <meta:document-statistic meta:object-count="33"/>
  </office:meta>
</office:document-meta>
</file>